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zunqzv">https://www.geogebra.org/geometry/a8zunqzv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xccnzfx">https://www.geogebra.org/geometry/hxccnzfx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cce6uhf">https://www.geogebra.org/geometry/hcce6uhf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ama49f">https://www.geogebra.org/geometry/a8ama49f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">
            <text:p>99.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erddbwv">https://www.geogebra.org/geometry/gerddbwv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10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10:37:05.29</dc:date>
    <meta:editing-duration>PT2H26M37S</meta:editing-duration>
    <meta:editing-cycles>46</meta:editing-cycles>
    <meta:generator>OpenOffice/4.1.14$Win32 OpenOffice.org_project/4114m1$Build-9811</meta:generator>
    <meta:document-statistic meta:table-count="3" meta:cell-count="150" meta:object-count="0"/>
  </office:meta>
</office:document-meta>
</file>